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8cm"/>
    </style:style>
    <style:style style:name="co3" style:family="table-column">
      <style:table-column-properties fo:break-before="auto" style:column-width="0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22.175cm" svg:y="2.71cm">
            <draw:object draw:notify-on-update-of-ranges="Sheet1.F7:Sheet1.F34 Sheet1.G4:Sheet1.G4 Sheet1.G7:Sheet1.G34 Sheet1.F7:Sheet1.F34 Sheet1.H4:Sheet1.H4 Sheet1.H7:Sheet1.H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n discret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kSize</text:p>
          </table:table-cell>
          <table:table-cell/>
          <table:table-cell office:value-type="string" calcext:value-type="string">
            <text:p>NTU</text:p>
          </table:table-cell>
          <table:table-cell office:value-type="string" calcext:value-type="string">
            <text:p>effHx</text:p>
          </table:table-cell>
          <table:table-cell office:value-type="string" calcext:value-type="string">
            <text:p>effHx_theoretical</text:p>
          </table:table-cell>
          <table:table-cell/>
          <table:table-cell table:style-name="Default" office:value-type="string" calcext:value-type="string">
            <text:p>err, effH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nond]</text:p>
          </table:table-cell>
          <table:table-cell/>
          <table:table-cell table:number-columns-repeated="3" office:value-type="string" calcext:value-type="string">
            <text:p>[nond]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table:formula="of:=ROW()-ROW([.$D$6])" office:value-type="float" office:value="1" calcext:value-type="float">
            <text:p>1</text:p>
          </table:table-cell>
          <table:table-cell/>
          <table:table-cell office:value-type="float" office:value="0.0593744" calcext:value-type="float">
            <text:p>0.0593744</text:p>
          </table:table-cell>
          <table:table-cell office:value-type="float" office:value="0.0563223" calcext:value-type="float">
            <text:p>0.0563223</text:p>
          </table:table-cell>
          <table:table-cell office:value-type="float" office:value="0.0568042" calcext:value-type="float">
            <text:p>0.0568042</text:p>
          </table:table-cell>
          <table:table-cell/>
          <table:table-cell table:formula="of:=[.G7]/[.H7]-1" office:value-type="float" office:value="-0.0084835276264783" calcext:value-type="float">
            <text:p>-0.00848</text:p>
          </table:table-cell>
          <table:table-cell/>
        </table:table-row>
        <table:table-row table:style-name="ro1">
          <table:table-cell table:number-columns-repeated="3"/>
          <table:table-cell table:formula="of:=[.D7]+1" office:value-type="float" office:value="2" calcext:value-type="float">
            <text:p>2</text:p>
          </table:table-cell>
          <table:table-cell/>
          <table:table-cell office:value-type="float" office:value="0.118749" calcext:value-type="float">
            <text:p>0.118749</text:p>
          </table:table-cell>
          <table:table-cell office:value-type="float" office:value="0.107014" calcext:value-type="float">
            <text:p>0.107014</text:p>
          </table:table-cell>
          <table:table-cell office:value-type="float" office:value="0.108763" calcext:value-type="float">
            <text:p>0.108763</text:p>
          </table:table-cell>
          <table:table-cell/>
          <table:table-cell table:formula="of:=[.G8]/[.H8]-1" office:value-type="float" office:value="-0.01608083631382" calcext:value-type="float">
            <text:p>-0.01608</text:p>
          </table:table-cell>
          <table:table-cell/>
        </table:table-row>
        <table:table-row table:style-name="ro1">
          <table:table-cell table:number-columns-repeated="3"/>
          <table:table-cell table:formula="of:=[.D8]+1" office:value-type="float" office:value="3" calcext:value-type="float">
            <text:p>3</text:p>
          </table:table-cell>
          <table:table-cell/>
          <table:table-cell office:value-type="float" office:value="0.178123" calcext:value-type="float">
            <text:p>0.178123</text:p>
          </table:table-cell>
          <table:table-cell office:value-type="float" office:value="0.152718" calcext:value-type="float">
            <text:p>0.152718</text:p>
          </table:table-cell>
          <table:table-cell office:value-type="float" office:value="0.156288" calcext:value-type="float">
            <text:p>0.156288</text:p>
          </table:table-cell>
          <table:table-cell/>
          <table:table-cell table:formula="of:=[.G9]/[.H9]-1" office:value-type="float" office:value="-0.0228424447174448" calcext:value-type="float">
            <text:p>-0.02284</text:p>
          </table:table-cell>
          <table:table-cell/>
        </table:table-row>
        <table:table-row table:style-name="ro1">
          <table:table-cell table:number-columns-repeated="3"/>
          <table:table-cell table:formula="of:=[.D9]+1" office:value-type="float" office:value="4" calcext:value-type="float">
            <text:p>4</text:p>
          </table:table-cell>
          <table:table-cell/>
          <table:table-cell office:value-type="float" office:value="0.237498" calcext:value-type="float">
            <text:p>0.237498</text:p>
          </table:table-cell>
          <table:table-cell office:value-type="float" office:value="0.193995" calcext:value-type="float">
            <text:p>0.193995</text:p>
          </table:table-cell>
          <table:table-cell office:value-type="float" office:value="0.19976" calcext:value-type="float">
            <text:p>0.19976</text:p>
          </table:table-cell>
          <table:table-cell/>
          <table:table-cell table:formula="of:=[.G10]/[.H10]-1" office:value-type="float" office:value="-0.0288596315578694" calcext:value-type="float">
            <text:p>-0.02886</text:p>
          </table:table-cell>
          <table:table-cell/>
        </table:table-row>
        <table:table-row table:style-name="ro1">
          <table:table-cell table:number-columns-repeated="3"/>
          <table:table-cell table:formula="of:=[.D10]+1" office:value-type="float" office:value="5" calcext:value-type="float">
            <text:p>5</text:p>
          </table:table-cell>
          <table:table-cell/>
          <table:table-cell office:value-type="float" office:value="0.296872" calcext:value-type="float">
            <text:p>0.296872</text:p>
          </table:table-cell>
          <table:table-cell office:value-type="float" office:value="0.231335" calcext:value-type="float">
            <text:p>0.231335</text:p>
          </table:table-cell>
          <table:table-cell office:value-type="float" office:value="0.239523" calcext:value-type="float">
            <text:p>0.239523</text:p>
          </table:table-cell>
          <table:table-cell/>
          <table:table-cell table:formula="of:=[.G11]/[.H11]-1" office:value-type="float" office:value="-0.0341846085762119" calcext:value-type="float">
            <text:p>-0.03418</text:p>
          </table:table-cell>
          <table:table-cell/>
        </table:table-row>
        <table:table-row table:style-name="ro1">
          <table:table-cell table:number-columns-repeated="3"/>
          <table:table-cell table:formula="of:=[.D11]+1" office:value-type="float" office:value="6" calcext:value-type="float">
            <text:p>6</text:p>
          </table:table-cell>
          <table:table-cell/>
          <table:table-cell office:value-type="float" office:value="0.356247" calcext:value-type="float">
            <text:p>0.356247</text:p>
          </table:table-cell>
          <table:table-cell office:value-type="float" office:value="0.265169" calcext:value-type="float">
            <text:p>0.265169</text:p>
          </table:table-cell>
          <table:table-cell office:value-type="float" office:value="0.275894" calcext:value-type="float">
            <text:p>0.275894</text:p>
          </table:table-cell>
          <table:table-cell/>
          <table:table-cell table:formula="of:=[.G12]/[.H12]-1" office:value-type="float" office:value="-0.0388736253778624" calcext:value-type="float">
            <text:p>-0.03887</text:p>
          </table:table-cell>
          <table:table-cell/>
        </table:table-row>
        <table:table-row table:style-name="ro1">
          <table:table-cell table:number-columns-repeated="3"/>
          <table:table-cell table:formula="of:=[.D12]+1" office:value-type="float" office:value="7" calcext:value-type="float">
            <text:p>7</text:p>
          </table:table-cell>
          <table:table-cell/>
          <table:table-cell office:value-type="float" office:value="0.415621" calcext:value-type="float">
            <text:p>0.415621</text:p>
          </table:table-cell>
          <table:table-cell office:value-type="float" office:value="0.295873" calcext:value-type="float">
            <text:p>0.295873</text:p>
          </table:table-cell>
          <table:table-cell office:value-type="float" office:value="0.309162" calcext:value-type="float">
            <text:p>0.309162</text:p>
          </table:table-cell>
          <table:table-cell/>
          <table:table-cell table:formula="of:=[.G13]/[.H13]-1" office:value-type="float" office:value="-0.0429839372238503" calcext:value-type="float">
            <text:p>-0.04298</text:p>
          </table:table-cell>
          <table:table-cell/>
        </table:table-row>
        <table:table-row table:style-name="ro1">
          <table:table-cell table:number-columns-repeated="3"/>
          <table:table-cell table:formula="of:=[.D13]+1" office:value-type="float" office:value="8" calcext:value-type="float">
            <text:p>8</text:p>
          </table:table-cell>
          <table:table-cell/>
          <table:table-cell office:value-type="float" office:value="0.474996" calcext:value-type="float">
            <text:p>0.474996</text:p>
          </table:table-cell>
          <table:table-cell office:value-type="float" office:value="0.32378" calcext:value-type="float">
            <text:p>0.32378</text:p>
          </table:table-cell>
          <table:table-cell office:value-type="float" office:value="0.339592" calcext:value-type="float">
            <text:p>0.339592</text:p>
          </table:table-cell>
          <table:table-cell/>
          <table:table-cell table:formula="of:=[.G14]/[.H14]-1" office:value-type="float" office:value="-0.0465617564606939" calcext:value-type="float">
            <text:p>-0.04656</text:p>
          </table:table-cell>
          <table:table-cell/>
        </table:table-row>
        <table:table-row table:style-name="ro1">
          <table:table-cell table:number-columns-repeated="3"/>
          <table:table-cell table:formula="of:=[.D14]+1" office:value-type="float" office:value="9" calcext:value-type="float">
            <text:p>9</text:p>
          </table:table-cell>
          <table:table-cell/>
          <table:table-cell office:value-type="float" office:value="0.53437" calcext:value-type="float">
            <text:p>0.53437</text:p>
          </table:table-cell>
          <table:table-cell office:value-type="float" office:value="0.349181" calcext:value-type="float">
            <text:p>0.349181</text:p>
          </table:table-cell>
          <table:table-cell office:value-type="float" office:value="0.367426" calcext:value-type="float">
            <text:p>0.367426</text:p>
          </table:table-cell>
          <table:table-cell/>
          <table:table-cell table:formula="of:=[.G15]/[.H15]-1" office:value-type="float" office:value="-0.0496562573143979" calcext:value-type="float">
            <text:p>-0.04966</text:p>
          </table:table-cell>
          <table:table-cell/>
        </table:table-row>
        <table:table-row table:style-name="ro1">
          <table:table-cell table:number-columns-repeated="3"/>
          <table:table-cell table:formula="of:=[.D15]+1" office:value-type="float" office:value="10" calcext:value-type="float">
            <text:p>10</text:p>
          </table:table-cell>
          <table:table-cell/>
          <table:table-cell office:value-type="float" office:value="0.593744" calcext:value-type="float">
            <text:p>0.593744</text:p>
          </table:table-cell>
          <table:table-cell office:value-type="float" office:value="0.372335" calcext:value-type="float">
            <text:p>0.372335</text:p>
          </table:table-cell>
          <table:table-cell office:value-type="float" office:value="0.392885" calcext:value-type="float">
            <text:p>0.392885</text:p>
          </table:table-cell>
          <table:table-cell/>
          <table:table-cell table:formula="of:=[.G16]/[.H16]-1" office:value-type="float" office:value="-0.0523053819820048" calcext:value-type="float">
            <text:p>-0.05231</text:p>
          </table:table-cell>
          <table:table-cell/>
        </table:table-row>
        <table:table-row table:style-name="ro1">
          <table:table-cell table:number-columns-repeated="3"/>
          <table:table-cell table:formula="of:=[.D16]+2" office:value-type="float" office:value="12" calcext:value-type="float">
            <text:p>12</text:p>
          </table:table-cell>
          <table:table-cell/>
          <table:table-cell office:value-type="float" office:value="0.712493" calcext:value-type="float">
            <text:p>0.712493</text:p>
          </table:table-cell>
          <table:table-cell office:value-type="float" office:value="0.41279" calcext:value-type="float">
            <text:p>0.41279</text:p>
          </table:table-cell>
          <table:table-cell office:value-type="float" office:value="0.437474" calcext:value-type="float">
            <text:p>0.437474</text:p>
          </table:table-cell>
          <table:table-cell/>
          <table:table-cell table:formula="of:=[.G17]/[.H17]-1" office:value-type="float" office:value="-0.056423924621806" calcext:value-type="float">
            <text:p>-0.05642</text:p>
          </table:table-cell>
          <table:table-cell/>
        </table:table-row>
        <table:table-row table:style-name="ro1">
          <table:table-cell table:number-columns-repeated="3"/>
          <table:table-cell table:formula="of:=[.D17]+2" office:value-type="float" office:value="14" calcext:value-type="float">
            <text:p>14</text:p>
          </table:table-cell>
          <table:table-cell/>
          <table:table-cell office:value-type="float" office:value="0.831242" calcext:value-type="float">
            <text:p>0.831242</text:p>
          </table:table-cell>
          <table:table-cell office:value-type="float" office:value="0.446677" calcext:value-type="float">
            <text:p>0.446677</text:p>
          </table:table-cell>
          <table:table-cell office:value-type="float" office:value="0.474779" calcext:value-type="float">
            <text:p>0.474779</text:p>
          </table:table-cell>
          <table:table-cell/>
          <table:table-cell table:formula="of:=[.G18]/[.H18]-1" office:value-type="float" office:value="-0.0591896440238512" calcext:value-type="float">
            <text:p>-0.05919</text:p>
          </table:table-cell>
          <table:table-cell/>
        </table:table-row>
        <table:table-row table:style-name="ro1">
          <table:table-cell table:number-columns-repeated="3"/>
          <table:table-cell table:formula="of:=[.D18]+2" office:value-type="float" office:value="16" calcext:value-type="float">
            <text:p>16</text:p>
          </table:table-cell>
          <table:table-cell/>
          <table:table-cell office:value-type="float" office:value="0.949991" calcext:value-type="float">
            <text:p>0.949991</text:p>
          </table:table-cell>
          <table:table-cell office:value-type="float" office:value="0.475205" calcext:value-type="float">
            <text:p>0.475205</text:p>
          </table:table-cell>
          <table:table-cell office:value-type="float" office:value="0.505991" calcext:value-type="float">
            <text:p>0.505991</text:p>
          </table:table-cell>
          <table:table-cell/>
          <table:table-cell table:formula="of:=[.G19]/[.H19]-1" office:value-type="float" office:value="-0.0608429794205826" calcext:value-type="float">
            <text:p>-0.06084</text:p>
          </table:table-cell>
          <table:table-cell/>
        </table:table-row>
        <table:table-row table:style-name="ro1">
          <table:table-cell table:number-columns-repeated="3"/>
          <table:table-cell table:formula="of:=[.D19]+2" office:value-type="float" office:value="18" calcext:value-type="float">
            <text:p>18</text:p>
          </table:table-cell>
          <table:table-cell/>
          <table:table-cell office:value-type="float" office:value="1.06874" calcext:value-type="float">
            <text:p>1.06874</text:p>
          </table:table-cell>
          <table:table-cell office:value-type="float" office:value="0.499338" calcext:value-type="float">
            <text:p>0.499338</text:p>
          </table:table-cell>
          <table:table-cell office:value-type="float" office:value="0.532105" calcext:value-type="float">
            <text:p>0.532105</text:p>
          </table:table-cell>
          <table:table-cell/>
          <table:table-cell table:formula="of:=[.G20]/[.H20]-1" office:value-type="float" office:value="-0.0615799513253964" calcext:value-type="float">
            <text:p>-0.06158</text:p>
          </table:table-cell>
          <table:table-cell/>
        </table:table-row>
        <table:table-row table:style-name="ro1">
          <table:table-cell table:number-columns-repeated="3"/>
          <table:table-cell table:formula="of:=[.D20]+2" office:value-type="float" office:value="20" calcext:value-type="float">
            <text:p>20</text:p>
          </table:table-cell>
          <table:table-cell/>
          <table:table-cell office:value-type="float" office:value="1.18749" calcext:value-type="float">
            <text:p>1.18749</text:p>
          </table:table-cell>
          <table:table-cell office:value-type="float" office:value="0.519845" calcext:value-type="float">
            <text:p>0.519845</text:p>
          </table:table-cell>
          <table:table-cell office:value-type="float" office:value="0.553954" calcext:value-type="float">
            <text:p>0.553954</text:p>
          </table:table-cell>
          <table:table-cell/>
          <table:table-cell table:formula="of:=[.G21]/[.H21]-1" office:value-type="float" office:value="-0.0615737046758394" calcext:value-type="float">
            <text:p>-0.06157</text:p>
          </table:table-cell>
          <table:table-cell/>
        </table:table-row>
        <table:table-row table:style-name="ro1">
          <table:table-cell table:number-columns-repeated="3"/>
          <table:table-cell table:formula="of:=[.D21]+5" office:value-type="float" office:value="25" calcext:value-type="float">
            <text:p>25</text:p>
          </table:table-cell>
          <table:table-cell/>
          <table:table-cell office:value-type="float" office:value="1.48436" calcext:value-type="float">
            <text:p>1.48436</text:p>
          </table:table-cell>
          <table:table-cell office:value-type="float" office:value="0.559034" calcext:value-type="float">
            <text:p>0.559034</text:p>
          </table:table-cell>
          <table:table-cell office:value-type="float" office:value="0.59421" calcext:value-type="float">
            <text:p>0.59421</text:p>
          </table:table-cell>
          <table:table-cell/>
          <table:table-cell table:formula="of:=[.G22]/[.H22]-1" office:value-type="float" office:value="-0.0591979266589253" calcext:value-type="float">
            <text:p>-0.05920</text:p>
          </table:table-cell>
          <table:table-cell/>
        </table:table-row>
        <table:table-row table:style-name="ro1">
          <table:table-cell table:number-columns-repeated="3"/>
          <table:table-cell table:formula="of:=[.D22]+5" office:value-type="float" office:value="30" calcext:value-type="float">
            <text:p>30</text:p>
          </table:table-cell>
          <table:table-cell/>
          <table:table-cell office:value-type="float" office:value="1.78123" calcext:value-type="float">
            <text:p>1.78123</text:p>
          </table:table-cell>
          <table:table-cell office:value-type="float" office:value="0.586035" calcext:value-type="float">
            <text:p>0.586035</text:p>
          </table:table-cell>
          <table:table-cell office:value-type="float" office:value="0.619986" calcext:value-type="float">
            <text:p>0.619986</text:p>
          </table:table-cell>
          <table:table-cell/>
          <table:table-cell table:formula="of:=[.G23]/[.H23]-1" office:value-type="float" office:value="-0.0547609139561217" calcext:value-type="float">
            <text:p>-0.05476</text:p>
          </table:table-cell>
          <table:table-cell/>
        </table:table-row>
        <table:table-row table:style-name="ro1">
          <table:table-cell table:number-columns-repeated="3"/>
          <table:table-cell table:formula="of:=[.D23]+5" office:value-type="float" office:value="35" calcext:value-type="float">
            <text:p>35</text:p>
          </table:table-cell>
          <table:table-cell/>
          <table:table-cell office:value-type="float" office:value="2.07811" calcext:value-type="float">
            <text:p>2.07811</text:p>
          </table:table-cell>
          <table:table-cell office:value-type="float" office:value="0.605049" calcext:value-type="float">
            <text:p>0.605049</text:p>
          </table:table-cell>
          <table:table-cell office:value-type="float" office:value="0.63649" calcext:value-type="float">
            <text:p>0.63649</text:p>
          </table:table-cell>
          <table:table-cell/>
          <table:table-cell table:formula="of:=[.G24]/[.H24]-1" office:value-type="float" office:value="-0.0493974767867524" calcext:value-type="float">
            <text:p>-0.04940</text:p>
          </table:table-cell>
          <table:table-cell/>
        </table:table-row>
        <table:table-row table:style-name="ro1">
          <table:table-cell table:number-columns-repeated="3"/>
          <table:table-cell table:formula="of:=[.D24]+5" office:value-type="float" office:value="40" calcext:value-type="float">
            <text:p>40</text:p>
          </table:table-cell>
          <table:table-cell/>
          <table:table-cell office:value-type="float" office:value="2.37498" calcext:value-type="float">
            <text:p>2.37498</text:p>
          </table:table-cell>
          <table:table-cell office:value-type="float" office:value="0.618701" calcext:value-type="float">
            <text:p>0.618701</text:p>
          </table:table-cell>
          <table:table-cell office:value-type="float" office:value="0.647057" calcext:value-type="float">
            <text:p>0.647057</text:p>
          </table:table-cell>
          <table:table-cell/>
          <table:table-cell table:formula="of:=[.G25]/[.H25]-1" office:value-type="float" office:value="-0.0438230325921828" calcext:value-type="float">
            <text:p>-0.04382</text:p>
          </table:table-cell>
          <table:table-cell/>
        </table:table-row>
        <table:table-row table:style-name="ro1">
          <table:table-cell table:number-columns-repeated="3"/>
          <table:table-cell table:formula="of:=[.D25]+5" office:value-type="float" office:value="45" calcext:value-type="float">
            <text:p>45</text:p>
          </table:table-cell>
          <table:table-cell/>
          <table:table-cell office:value-type="float" office:value="2.67185" calcext:value-type="float">
            <text:p>2.67185</text:p>
          </table:table-cell>
          <table:table-cell office:value-type="float" office:value="0.628674" calcext:value-type="float">
            <text:p>0.628674</text:p>
          </table:table-cell>
          <table:table-cell office:value-type="float" office:value="0.653822" calcext:value-type="float">
            <text:p>0.653822</text:p>
          </table:table-cell>
          <table:table-cell/>
          <table:table-cell table:formula="of:=[.G26]/[.H26]-1" office:value-type="float" office:value="-0.0384630679298036" calcext:value-type="float">
            <text:p>-0.03846</text:p>
          </table:table-cell>
          <table:table-cell/>
        </table:table-row>
        <table:table-row table:style-name="ro1">
          <table:table-cell table:number-columns-repeated="3"/>
          <table:table-cell table:formula="of:=[.D26]+5" office:value-type="float" office:value="50" calcext:value-type="float">
            <text:p>50</text:p>
          </table:table-cell>
          <table:table-cell/>
          <table:table-cell office:value-type="float" office:value="2.96872" calcext:value-type="float">
            <text:p>2.96872</text:p>
          </table:table-cell>
          <table:table-cell office:value-type="float" office:value="0.636076" calcext:value-type="float">
            <text:p>0.636076</text:p>
          </table:table-cell>
          <table:table-cell office:value-type="float" office:value="0.658155" calcext:value-type="float">
            <text:p>0.658155</text:p>
          </table:table-cell>
          <table:table-cell/>
          <table:table-cell table:formula="of:=[.G27]/[.H27]-1" office:value-type="float" office:value="-0.0335468088824062" calcext:value-type="float">
            <text:p>-0.03355</text:p>
          </table:table-cell>
          <table:table-cell/>
        </table:table-row>
        <table:table-row table:style-name="ro1">
          <table:table-cell table:number-columns-repeated="3"/>
          <table:table-cell table:formula="of:=[.D27]+5" office:value-type="float" office:value="55" calcext:value-type="float">
            <text:p>55</text:p>
          </table:table-cell>
          <table:table-cell/>
          <table:table-cell office:value-type="float" office:value="3.26559" calcext:value-type="float">
            <text:p>3.26559</text:p>
          </table:table-cell>
          <table:table-cell office:value-type="float" office:value="0.641646" calcext:value-type="float">
            <text:p>0.641646</text:p>
          </table:table-cell>
          <table:table-cell office:value-type="float" office:value="0.660928" calcext:value-type="float">
            <text:p>0.660928</text:p>
          </table:table-cell>
          <table:table-cell/>
          <table:table-cell table:formula="of:=[.G28]/[.H28]-1" office:value-type="float" office:value="-0.0291741309189502" calcext:value-type="float">
            <text:p>-0.02917</text:p>
          </table:table-cell>
          <table:table-cell/>
        </table:table-row>
        <table:table-row table:style-name="ro1">
          <table:table-cell table:number-columns-repeated="3"/>
          <table:table-cell table:formula="of:=[.D28]+5" office:value-type="float" office:value="60" calcext:value-type="float">
            <text:p>60</text:p>
          </table:table-cell>
          <table:table-cell/>
          <table:table-cell office:value-type="float" office:value="3.56247" calcext:value-type="float">
            <text:p>3.56247</text:p>
          </table:table-cell>
          <table:table-cell office:value-type="float" office:value="0.645893" calcext:value-type="float">
            <text:p>0.645893</text:p>
          </table:table-cell>
          <table:table-cell office:value-type="float" office:value="0.662704" calcext:value-type="float">
            <text:p>0.662704</text:p>
          </table:table-cell>
          <table:table-cell/>
          <table:table-cell table:formula="of:=[.G29]/[.H29]-1" office:value-type="float" office:value="-0.0253672831309301" calcext:value-type="float">
            <text:p>-0.02537</text:p>
          </table:table-cell>
          <table:table-cell/>
        </table:table-row>
        <table:table-row table:style-name="ro1">
          <table:table-cell table:number-columns-repeated="3"/>
          <table:table-cell table:formula="of:=[.D29]+5" office:value-type="float" office:value="65" calcext:value-type="float">
            <text:p>65</text:p>
          </table:table-cell>
          <table:table-cell/>
          <table:table-cell office:value-type="float" office:value="3.85934" calcext:value-type="float">
            <text:p>3.85934</text:p>
          </table:table-cell>
          <table:table-cell office:value-type="float" office:value="0.64917" calcext:value-type="float">
            <text:p>0.64917</text:p>
          </table:table-cell>
          <table:table-cell office:value-type="float" office:value="0.663841" calcext:value-type="float">
            <text:p>0.663841</text:p>
          </table:table-cell>
          <table:table-cell/>
          <table:table-cell table:formula="of:=[.G30]/[.H30]-1" office:value-type="float" office:value="-0.0221001715772301" calcext:value-type="float">
            <text:p>-0.02210</text:p>
          </table:table-cell>
          <table:table-cell/>
        </table:table-row>
        <table:table-row table:style-name="ro1">
          <table:table-cell table:number-columns-repeated="3"/>
          <table:table-cell table:formula="of:=[.D30]+5" office:value-type="float" office:value="70" calcext:value-type="float">
            <text:p>70</text:p>
          </table:table-cell>
          <table:table-cell/>
          <table:table-cell office:value-type="float" office:value="4.15621" calcext:value-type="float">
            <text:p>4.15621</text:p>
          </table:table-cell>
          <table:table-cell office:value-type="float" office:value="0.651724" calcext:value-type="float">
            <text:p>0.651724</text:p>
          </table:table-cell>
          <table:table-cell office:value-type="float" office:value="0.66457" calcext:value-type="float">
            <text:p>0.66457</text:p>
          </table:table-cell>
          <table:table-cell/>
          <table:table-cell table:formula="of:=[.G31]/[.H31]-1" office:value-type="float" office:value="-0.0193297921964579" calcext:value-type="float">
            <text:p>-0.01933</text:p>
          </table:table-cell>
          <table:table-cell/>
        </table:table-row>
        <table:table-row table:style-name="ro1">
          <table:table-cell table:number-columns-repeated="3"/>
          <table:table-cell table:formula="of:=[.D31]+10" office:value-type="float" office:value="80" calcext:value-type="float">
            <text:p>80</text:p>
          </table:table-cell>
          <table:table-cell/>
          <table:table-cell office:value-type="float" office:value="4.74996" calcext:value-type="float">
            <text:p>4.74996</text:p>
          </table:table-cell>
          <table:table-cell office:value-type="float" office:value="0.655335" calcext:value-type="float">
            <text:p>0.655335</text:p>
          </table:table-cell>
          <table:table-cell office:value-type="float" office:value="0.665334" calcext:value-type="float">
            <text:p>0.665334</text:p>
          </table:table-cell>
          <table:table-cell/>
          <table:table-cell table:formula="of:=[.G32]/[.H32]-1" office:value-type="float" office:value="-0.015028542055569" calcext:value-type="float">
            <text:p>-0.01503</text:p>
          </table:table-cell>
          <table:table-cell/>
        </table:table-row>
        <table:table-row table:style-name="ro1">
          <table:table-cell table:number-columns-repeated="3"/>
          <table:table-cell table:formula="of:=[.D32]+10" office:value-type="float" office:value="90" calcext:value-type="float">
            <text:p>90</text:p>
          </table:table-cell>
          <table:table-cell/>
          <table:table-cell office:value-type="float" office:value="5.3437" calcext:value-type="float">
            <text:p>5.3437</text:p>
          </table:table-cell>
          <table:table-cell office:value-type="float" office:value="0.657652" calcext:value-type="float">
            <text:p>0.657652</text:p>
          </table:table-cell>
          <table:table-cell office:value-type="float" office:value="0.665648" calcext:value-type="float">
            <text:p>0.665648</text:p>
          </table:table-cell>
          <table:table-cell/>
          <table:table-cell table:formula="of:=[.G33]/[.H33]-1" office:value-type="float" office:value="-0.012012354878254" calcext:value-type="float">
            <text:p>-0.01201</text:p>
          </table:table-cell>
          <table:table-cell/>
        </table:table-row>
        <table:table-row table:style-name="ro1">
          <table:table-cell table:number-columns-repeated="3"/>
          <table:table-cell table:formula="of:=[.D33]+10" office:value-type="float" office:value="100" calcext:value-type="float">
            <text:p>100</text:p>
          </table:table-cell>
          <table:table-cell/>
          <table:table-cell office:value-type="float" office:value="5.93744" calcext:value-type="float">
            <text:p>5.93744</text:p>
          </table:table-cell>
          <table:table-cell office:value-type="float" office:value="0.659186" calcext:value-type="float">
            <text:p>0.659186</text:p>
          </table:table-cell>
          <table:table-cell office:value-type="float" office:value="0.665776" calcext:value-type="float">
            <text:p>0.665776</text:p>
          </table:table-cell>
          <table:table-cell/>
          <table:table-cell table:formula="of:=[.G34]/[.H34]-1" office:value-type="float" office:value="-0.00989822402730045" calcext:value-type="float">
            <text:p>-0.009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3">
      <number:number number:decimal-places="17" number:min-decimal-places="17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-100 -100 200 200" svg:d="M100 0c0 18-5 35-13 50-9 15-22 28-37 37-15 8-32 13-50 13s-35-5-50-13c-15-9-28-22-37-37-8-15-13-32-13-50s5-35 13-50c9-15 22-28 37-37 15-8 32-13 50-13s35 5 50 13c15 9 28 22 37 37 8 15 13 32 13 50z"/>
    <draw:marker draw:name="線の終点_20_2" draw:display-name="線の終点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9T22:31:22.594000000</dc:date>
    <meta:editing-duration>PT1H24M54S</meta:editing-duration>
    <meta:editing-cycles>20</meta:editing-cycles>
    <meta:generator>LibreOffice/7.1.3.2$Windows_X86_64 LibreOffice_project/47f78053abe362b9384784d31a6e56f8511eb1c1</meta:generator>
    <meta:document-statistic meta:table-count="1" meta:cell-count="15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52cm" svg:y="3.952cm" style:legend-expansion="high" chart:style-name="ch2"/>
        <chart:plot-area chart:style-name="ch3" table:cell-range-address="Sheet1.F7:Sheet1.H34 Sheet1.G4:Sheet1.H4" chart:data-source-has-labels="row" svg:x="1.331cm" svg:y="0.18cm" svg:width="11.001cm" svg:height="7.659cm">
          <chart:coordinate-region svg:x="2.058cm" svg:y="0.379cm" svg:width="10.18cm" svg:height="6.813cm"/>
          <chart:axis chart:dimension="x" chart:name="primary-x" chart:style-name="ch4">
            <chart:title svg:x="5.954cm" svg:y="8.019cm" chart:style-name="ch5">
              <text:p>NTU [nond]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495cm" chart:style-name="ch9">
              <text:p>effectiveness [nond]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G7:Sheet1.G34" chart:label-cell-address="Sheet1.G4:Sheet1.G4" chart:class="chart:scatter">
            <chart:domain table:cell-range-address="Sheet1.F7:Sheet1.F34"/>
            <chart:data-point chart:repeated="28"/>
          </chart:series>
          <chart:series chart:style-name="ch11" chart:values-cell-range-address="Sheet1.H7:Sheet1.H34" chart:label-cell-address="Sheet1.H4:Sheet1.H4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effHx</text:p>
                <draw:g>
                  <svg:desc>Sheet1.G4:Sheet1.G4</svg:desc>
                </draw:g>
              </table:table-cell>
              <table:table-cell office:value-type="string">
                <text:p>effHx_theoretical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93744">
                <text:p>0.0593744</text:p>
                <draw:g>
                  <svg:desc>Sheet1.F7:Sheet1.F34</svg:desc>
                </draw:g>
              </table:table-cell>
              <table:table-cell office:value-type="float" office:value="0.0563223">
                <text:p>0.0563223</text:p>
                <draw:g>
                  <svg:desc>Sheet1.G7:Sheet1.G34</svg:desc>
                </draw:g>
              </table:table-cell>
              <table:table-cell office:value-type="float" office:value="0.0568042">
                <text:p>0.0568042</text:p>
                <draw:g>
                  <svg:desc>Sheet1.H7:Sheet1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749">
                <text:p>0.118749</text:p>
              </table:table-cell>
              <table:table-cell office:value-type="float" office:value="0.107014">
                <text:p>0.107014</text:p>
              </table:table-cell>
              <table:table-cell office:value-type="float" office:value="0.108763">
                <text:p>0.10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23">
                <text:p>0.178123</text:p>
              </table:table-cell>
              <table:table-cell office:value-type="float" office:value="0.152718">
                <text:p>0.152718</text:p>
              </table:table-cell>
              <table:table-cell office:value-type="float" office:value="0.156288">
                <text:p>0.156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498">
                <text:p>0.237498</text:p>
              </table:table-cell>
              <table:table-cell office:value-type="float" office:value="0.193995">
                <text:p>0.193995</text:p>
              </table:table-cell>
              <table:table-cell office:value-type="float" office:value="0.19976">
                <text:p>0.19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872">
                <text:p>0.296872</text:p>
              </table:table-cell>
              <table:table-cell office:value-type="float" office:value="0.231335">
                <text:p>0.231335</text:p>
              </table:table-cell>
              <table:table-cell office:value-type="float" office:value="0.239523">
                <text:p>0.239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247">
                <text:p>0.356247</text:p>
              </table:table-cell>
              <table:table-cell office:value-type="float" office:value="0.265169">
                <text:p>0.265169</text:p>
              </table:table-cell>
              <table:table-cell office:value-type="float" office:value="0.275894">
                <text:p>0.275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621">
                <text:p>0.415621</text:p>
              </table:table-cell>
              <table:table-cell office:value-type="float" office:value="0.295873">
                <text:p>0.295873</text:p>
              </table:table-cell>
              <table:table-cell office:value-type="float" office:value="0.309162">
                <text:p>0.30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996">
                <text:p>0.474996</text:p>
              </table:table-cell>
              <table:table-cell office:value-type="float" office:value="0.32378">
                <text:p>0.32378</text:p>
              </table:table-cell>
              <table:table-cell office:value-type="float" office:value="0.339592">
                <text:p>0.339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437">
                <text:p>0.53437</text:p>
              </table:table-cell>
              <table:table-cell office:value-type="float" office:value="0.349181">
                <text:p>0.349181</text:p>
              </table:table-cell>
              <table:table-cell office:value-type="float" office:value="0.367426">
                <text:p>0.367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744">
                <text:p>0.593744</text:p>
              </table:table-cell>
              <table:table-cell office:value-type="float" office:value="0.372335">
                <text:p>0.372335</text:p>
              </table:table-cell>
              <table:table-cell office:value-type="float" office:value="0.392885">
                <text:p>0.392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493">
                <text:p>0.712493</text:p>
              </table:table-cell>
              <table:table-cell office:value-type="float" office:value="0.41279">
                <text:p>0.41279</text:p>
              </table:table-cell>
              <table:table-cell office:value-type="float" office:value="0.437474">
                <text:p>0.43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1242">
                <text:p>0.831242</text:p>
              </table:table-cell>
              <table:table-cell office:value-type="float" office:value="0.446677">
                <text:p>0.446677</text:p>
              </table:table-cell>
              <table:table-cell office:value-type="float" office:value="0.474779">
                <text:p>0.474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991">
                <text:p>0.949991</text:p>
              </table:table-cell>
              <table:table-cell office:value-type="float" office:value="0.475205">
                <text:p>0.475205</text:p>
              </table:table-cell>
              <table:table-cell office:value-type="float" office:value="0.505991">
                <text:p>0.50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74">
                <text:p>1.06874</text:p>
              </table:table-cell>
              <table:table-cell office:value-type="float" office:value="0.499338">
                <text:p>0.499338</text:p>
              </table:table-cell>
              <table:table-cell office:value-type="float" office:value="0.532105">
                <text:p>0.532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749">
                <text:p>1.18749</text:p>
              </table:table-cell>
              <table:table-cell office:value-type="float" office:value="0.519845">
                <text:p>0.519845</text:p>
              </table:table-cell>
              <table:table-cell office:value-type="float" office:value="0.553954">
                <text:p>0.55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436">
                <text:p>1.48436</text:p>
              </table:table-cell>
              <table:table-cell office:value-type="float" office:value="0.559034">
                <text:p>0.559034</text:p>
              </table:table-cell>
              <table:table-cell office:value-type="float" office:value="0.59421">
                <text:p>0.59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8123">
                <text:p>1.78123</text:p>
              </table:table-cell>
              <table:table-cell office:value-type="float" office:value="0.586035">
                <text:p>0.586035</text:p>
              </table:table-cell>
              <table:table-cell office:value-type="float" office:value="0.619986">
                <text:p>0.619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7811">
                <text:p>2.07811</text:p>
              </table:table-cell>
              <table:table-cell office:value-type="float" office:value="0.605049">
                <text:p>0.605049</text:p>
              </table:table-cell>
              <table:table-cell office:value-type="float" office:value="0.63649">
                <text:p>0.63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498">
                <text:p>2.37498</text:p>
              </table:table-cell>
              <table:table-cell office:value-type="float" office:value="0.618701">
                <text:p>0.618701</text:p>
              </table:table-cell>
              <table:table-cell office:value-type="float" office:value="0.647057">
                <text:p>0.647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7185">
                <text:p>2.67185</text:p>
              </table:table-cell>
              <table:table-cell office:value-type="float" office:value="0.628674">
                <text:p>0.628674</text:p>
              </table:table-cell>
              <table:table-cell office:value-type="float" office:value="0.653822">
                <text:p>0.653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6872">
                <text:p>2.96872</text:p>
              </table:table-cell>
              <table:table-cell office:value-type="float" office:value="0.636076">
                <text:p>0.636076</text:p>
              </table:table-cell>
              <table:table-cell office:value-type="float" office:value="0.658155">
                <text:p>0.658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6559">
                <text:p>3.26559</text:p>
              </table:table-cell>
              <table:table-cell office:value-type="float" office:value="0.641646">
                <text:p>0.641646</text:p>
              </table:table-cell>
              <table:table-cell office:value-type="float" office:value="0.660928">
                <text:p>0.660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247">
                <text:p>3.56247</text:p>
              </table:table-cell>
              <table:table-cell office:value-type="float" office:value="0.645893">
                <text:p>0.645893</text:p>
              </table:table-cell>
              <table:table-cell office:value-type="float" office:value="0.662704">
                <text:p>0.662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934">
                <text:p>3.85934</text:p>
              </table:table-cell>
              <table:table-cell office:value-type="float" office:value="0.64917">
                <text:p>0.64917</text:p>
              </table:table-cell>
              <table:table-cell office:value-type="float" office:value="0.663841">
                <text:p>0.663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621">
                <text:p>4.15621</text:p>
              </table:table-cell>
              <table:table-cell office:value-type="float" office:value="0.651724">
                <text:p>0.651724</text:p>
              </table:table-cell>
              <table:table-cell office:value-type="float" office:value="0.66457">
                <text:p>0.66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4996">
                <text:p>4.74996</text:p>
              </table:table-cell>
              <table:table-cell office:value-type="float" office:value="0.655335">
                <text:p>0.655335</text:p>
              </table:table-cell>
              <table:table-cell office:value-type="float" office:value="0.665334">
                <text:p>0.665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437">
                <text:p>5.3437</text:p>
              </table:table-cell>
              <table:table-cell office:value-type="float" office:value="0.657652">
                <text:p>0.657652</text:p>
              </table:table-cell>
              <table:table-cell office:value-type="float" office:value="0.665648">
                <text:p>0.665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744">
                <text:p>5.93744</text:p>
              </table:table-cell>
              <table:table-cell office:value-type="float" office:value="0.659186">
                <text:p>0.659186</text:p>
              </table:table-cell>
              <table:table-cell office:value-type="float" office:value="0.665776">
                <text:p>0.66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